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2cm" svg:height="10.38cm" svg:x="0.118cm" svg:y="8.942cm">
            <draw:object draw:notify-on-update-of-ranges="Tabelle1.A18:Tabelle1.A18 Tabelle1.B5:Tabelle1.B16 Tabelle1.I5:Tabelle1.I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ce15"/>
        <table:table-column table:style-name="co8" table:number-columns-repeated="1015" table:default-cell-style-name="ce3"/>
        <table:table-row table:style-name="ro1">
          <table:table-cell table:style-name="ce1" office:value-type="string" table:number-columns-spanned="9" table:number-rows-spanned="1">
            <text:p>Leistungsanalyse</text:p>
          </table:table-cell>
          <table:covered-table-cell table:number-columns-repeated="3" table:style-name="ce4"/>
          <table:covered-table-cell table:number-columns-repeated="3" table:style-name="ce7"/>
          <table:covered-table-cell table:style-name="ce10"/>
          <table:covered-table-cell table:style-name="ce13"/>
          <table:table-cell table:style-name="ce16" table:number-columns-repeated="1015"/>
        </table:table-row>
        <table:table-row table:style-name="ro2">
          <table:table-cell table:style-name="ce2" office:value-type="string">
            <text:p>Programm</text:p>
          </table:table-cell>
          <table:table-cell table:style-name="ce5" office:value-type="string">
            <text:p>Anz.</text:p>
            <text:p>Threads</text:p>
          </table:table-cell>
          <table:table-cell table:style-name="ce5" office:value-type="string">
            <text:p>Anz.</text:p>
            <text:p>Interlines</text:p>
          </table:table-cell>
          <table:table-cell table:style-name="ce5" office:value-type="string">
            <text:p>Anz.</text:p>
            <text:p>Schritte</text:p>
          </table:table-cell>
          <table:table-cell table:style-name="ce8" office:value-type="string">
            <text:p>Laufzeit</text:p>
            <text:p>t1 / s</text:p>
          </table:table-cell>
          <table:table-cell table:style-name="ce8" office:value-type="string">
            <text:p>Laufzeit</text:p>
            <text:p>t2 / s</text:p>
          </table:table-cell>
          <table:table-cell table:style-name="ce8" office:value-type="string">
            <text:p>Laufzeit </text:p>
            <text:p>t3 / s</text:p>
          </table:table-cell>
          <table:table-cell table:style-name="ce11" office:value-type="string">
            <text:p>mittl.</text:p>
            <text:p>Laufzeit / s</text:p>
          </table:table-cell>
          <table:table-cell table:style-name="ce14" office:value-type="string">
            <text:p>Speedup</text:p>
          </table:table-cell>
          <table:table-cell table:style-name="ce2" table:number-columns-repeated="1015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,00</text:p>
          </table:table-cell>
          <table:table-cell office:value-type="float" office:value="596">
            <text:p>596,00</text:p>
          </table:table-cell>
          <table:table-cell office:value-type="float" office:value="604">
            <text:p>604,00</text:p>
          </table:table-cell>
          <table:table-cell table:formula="of:=AVERAGE([.E3:.F3])" office:value-type="float" office:value="598">
            <text:p>598,000</text:p>
          </table:table-cell>
          <table:table-cell table:number-columns-repeated="1016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2046">
            <text:p>2.046,00</text:p>
          </table:table-cell>
          <table:table-cell table:formula="of:=AVERAGE([.E4:.F4])" office:value-type="float" office:value="2046">
            <text:p>2.046,000</text:p>
          </table:table-cell>
          <table:table-cell table:number-columns-repeated="1016"/>
        </table:table-row>
        <table:table-row table:style-name="ro4">
          <table:table-cell office:value-type="string">
            <text:p>partdiff-posix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1315">
            <text:p>1.315,00</text:p>
          </table:table-cell>
          <table:table-cell table:formula="of:=AVERAGE([.E5:.F5])" office:value-type="float" office:value="1315">
            <text:p>1.315,000</text:p>
          </table:table-cell>
          <table:table-cell table:formula="of:=1" office:value-type="float" office:value="1">
            <text:p>1,000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636">
            <text:p>636,00</text:p>
          </table:table-cell>
          <table:table-cell table:formula="of:=AVERAGE([.E6:.F6])" office:value-type="float" office:value="636">
            <text:p>636,000</text:p>
          </table:table-cell>
          <table:table-cell table:formula="of:=[.H$5]/[.H6]" office:value-type="float" office:value="2.06761006289308">
            <text:p>2,06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24">
            <text:p>424,00</text:p>
          </table:table-cell>
          <table:table-cell table:formula="of:=AVERAGE([.E7:.F7])" office:value-type="float" office:value="424">
            <text:p>424,000</text:p>
          </table:table-cell>
          <table:table-cell table:formula="of:=[.H$5]/[.H7]" office:value-type="float" office:value="3.10141509433962">
            <text:p>3,101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319">
            <text:p>319,00</text:p>
          </table:table-cell>
          <table:table-cell table:formula="of:=AVERAGE([.E8:.F8])" office:value-type="float" office:value="319">
            <text:p>319,000</text:p>
          </table:table-cell>
          <table:table-cell table:formula="of:=[.H$5]/[.H8]" office:value-type="float" office:value="4.12225705329154">
            <text:p>4,122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255">
            <text:p>255,00</text:p>
          </table:table-cell>
          <table:table-cell table:formula="of:=AVERAGE([.E9:.F9])" office:value-type="float" office:value="255">
            <text:p>255,000</text:p>
          </table:table-cell>
          <table:table-cell table:formula="of:=[.H$5]/[.H9]" office:value-type="float" office:value="5.15686274509804">
            <text:p>5,15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213">
            <text:p>213,00</text:p>
          </table:table-cell>
          <table:table-cell table:formula="of:=AVERAGE([.E10:.F10])" office:value-type="float" office:value="213">
            <text:p>213,000</text:p>
          </table:table-cell>
          <table:table-cell table:formula="of:=[.H$5]/[.H10]" office:value-type="float" office:value="6.17370892018779">
            <text:p>6,174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182">
            <text:p>182,00</text:p>
          </table:table-cell>
          <table:table-cell table:formula="of:=AVERAGE([.E11:.F11])" office:value-type="float" office:value="182">
            <text:p>182,000</text:p>
          </table:table-cell>
          <table:table-cell table:formula="of:=[.H$5]/[.H11]" office:value-type="float" office:value="7.22527472527473">
            <text:p>7,225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160">
            <text:p>160,00</text:p>
          </table:table-cell>
          <table:table-cell table:formula="of:=AVERAGE([.E12:.F12])" office:value-type="float" office:value="160">
            <text:p>160,000</text:p>
          </table:table-cell>
          <table:table-cell table:formula="of:=[.H$5]/[.H12]" office:value-type="float" office:value="8.21875">
            <text:p>8,219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141">
            <text:p>141,00</text:p>
          </table:table-cell>
          <table:table-cell table:formula="of:=AVERAGE([.E13:.F13])" office:value-type="float" office:value="141">
            <text:p>141,000</text:p>
          </table:table-cell>
          <table:table-cell table:formula="of:=[.H$5]/[.H13]" office:value-type="float" office:value="9.32624113475177">
            <text:p>9,326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0">
            <text:p>10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127">
            <text:p>127,00</text:p>
          </table:table-cell>
          <table:table-cell table:formula="of:=AVERAGE([.E14:.F14])" office:value-type="float" office:value="127">
            <text:p>127,000</text:p>
          </table:table-cell>
          <table:table-cell table:formula="of:=[.H$5]/[.H14]" office:value-type="float" office:value="10.3543307086614">
            <text:p>10,354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115">
            <text:p>115,00</text:p>
          </table:table-cell>
          <table:table-cell table:formula="of:=AVERAGE([.E15:.F15])" office:value-type="float" office:value="115">
            <text:p>115,000</text:p>
          </table:table-cell>
          <table:table-cell table:formula="of:=[.H$5]/[.H15]" office:value-type="float" office:value="11.4347826086957">
            <text:p>11,435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2">
            <text:p>1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7">
            <text:p>67,00</text:p>
          </table:table-cell>
          <table:table-cell office:value-type="float" office:value="66">
            <text:p>66,00</text:p>
          </table:table-cell>
          <table:table-cell office:value-type="float" office:value="67">
            <text:p>67,00</text:p>
          </table:table-cell>
          <table:table-cell table:formula="of:=AVERAGE([.E16:.F16])" office:value-type="float" office:value="66.5">
            <text:p>66,500</text:p>
          </table:table-cell>
          <table:table-cell table:formula="of:=[.H$5]/[.H16]" office:value-type="float" office:value="19.7744360902256">
            <text:p>19,774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9:22:39.338000000</meta:creation-date>
    <meta:generator>LibreOffice/3.5$Linux_X86_64 LibreOffice_project/350m1$Build-2</meta:generator>
    <dc:date>2014-11-22T16:39:25</dc:date>
    <meta:editing-duration>PT22M4S</meta:editing-duration>
    <meta:editing-cycles>11</meta:editing-cycles>
    <dc:creator>Johannes Timm</dc:cre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Arial" style:font-style-name="Fett" fo:font-size="14pt" fo:font-weight="bold" style:font-size-asian="13pt" style:font-size-complex="13pt"/>
    </style:style>
    <style:style style:name="ch3" style:family="chart">
      <style:text-properties fo:font-family="Arial" style:font-style-name="Fett" fo:font-size="11pt" fo:font-weight="bold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Arial" style:font-style-name="Fett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Arial" style:font-style-name="Fett" fo:font-size="10pt" fo:font-weight="bold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381cm" xlink:href=".." xlink:type="simple" chart:class="chart:scatter" chart:style-name="ch1">
        <chart:title svg:x="4.47cm" svg:y="0.248cm" chart:style-name="ch2">
          <text:p>Speedup mit Posix-Threads</text:p>
        </chart:title>
        <chart:subtitle svg:x="4.974cm" svg:y="1.122cm" chart:style-name="ch3">
          <text:p>im Vergleich mit einem Thread</text:p>
        </chart:subtitle>
        <chart:plot-area chart:style-name="ch4" table:cell-range-address="Tabelle1.A18:Tabelle1.A18 Tabelle1.B5:Tabelle1.B16 Tabelle1.I5:Tabelle1.I16" chart:data-source-has-labels="column" svg:x="0.655cm" svg:y="1.791cm" svg:width="15.05cm" svg:height="8.093cm">
          <chartooo:coordinate-region svg:x="1.276cm" svg:y="1.991cm" svg:width="14.243cm" svg:height="7.246cm"/>
          <chart:axis chart:dimension="x" chart:name="primary-x" chart:style-name="ch5" chartooo:axis-type="auto">
            <chart:title svg:x="6.567cm" svg:y="9.747cm" chart:style-name="ch6">
              <text:p>Anzahl Threads</text:p>
            </chart:title>
            <chart:categories table:cell-range-address="Tabelle1.A18:Tabelle1.A18"/>
            <chart:grid chart:style-name="ch7" chart:class="major"/>
          </chart:axis>
          <chart:axis chart:dimension="y" chart:name="primary-y" chart:style-name="ch8">
            <chart:title svg:x="0.002cm" svg:y="6.004cm" chart:style-name="ch9">
              <text:p>Speedup</text:p>
            </chart:title>
            <chart:grid chart:style-name="ch7" chart:class="major"/>
          </chart:axis>
          <chart:series chart:style-name="ch10" chart:values-cell-range-address="Tabelle1.I5:Tabelle1.I16" chart:class="chart:scatter">
            <chart:domain table:cell-range-address="Tabelle1.B5:Tabelle1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A18:Tabelle1.A18</svg:desc>
                </draw:g>
              </table:table-cell>
              <table:table-cell office:value-type="float" office:value="1">
                <text:p>1</text:p>
                <draw:g>
                  <svg:desc>Tabelle1.B5:Tabelle1.B16</svg:desc>
                </draw:g>
              </table:table-cell>
              <table:table-cell office:value-type="float" office:value="1">
                <text:p>1</text:p>
                <draw:g>
                  <svg:desc>Tabelle1.I5:Tabelle1.I1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.06761006289308">
                <text:p>2.0676100628930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.10141509433962">
                <text:p>3.1014150943396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.12225705329154">
                <text:p>4.1222570532915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.15686274509804">
                <text:p>5.1568627450980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6.17370892018779">
                <text:p>6.1737089201877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7.22527472527473">
                <text:p>7.2252747252747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.21875">
                <text:p>8.2187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9.32624113475177">
                <text:p>9.326241134751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.3543307086614">
                <text:p>10.35433070866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1.4347826086957">
                <text:p>11.434782608695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9.7744360902256">
                <text:p>19.7744360902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